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039cm" fo:margin-left="-0.016cm" fo:margin-right="-0.023cm" table:align="margins"/>
    </style:style>
    <style:style style:name="Tabla2.A" style:family="table-column">
      <style:table-column-properties style:column-width="17.039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00%" style:shadow="none"/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20pt" fo:font-style="normal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line-height="100%" style:shadow="none"/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line-height="100%" style:shadow="none"/>
    </style:style>
    <style:style style:name="P9" style:family="paragraph" style:parent-style-name="Text_20_body">
      <style:paragraph-properties fo:line-height="100%" style:shadow="none"/>
      <style:text-properties officeooo:paragraph-rsid="001d2a27"/>
    </style:style>
    <style:style style:name="P10" style:family="paragraph" style:parent-style-name="Text_20_body">
      <style:paragraph-properties fo:line-height="100%" style:shadow="none"/>
      <style:text-properties style:text-position="-33% 80%" style:font-name="Arial" fo:font-size="13pt" style:font-size-asian="13pt" style:font-size-complex="13pt"/>
    </style:style>
    <style:style style:name="P11" style:family="paragraph" style:parent-style-name="Heading_20_1">
      <style:paragraph-properties fo:margin-left="0.101cm" fo:margin-right="0cm" fo:margin-top="0cm" fo:margin-bottom="0cm" style:contextual-spacing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Heading_20_3">
      <style:paragraph-properties fo:margin-left="0.101cm" fo:margin-right="0cm" fo:margin-top="0cm" fo:margin-bottom="0cm" style:contextual-spacing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Heading_20_4">
      <style:paragraph-properties fo:margin-left="0.101cm" fo:margin-right="0cm" fo:margin-top="0cm" fo:margin-bottom="0cm" style:contextual-spacing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Heading_20_5">
      <style:paragraph-properties fo:margin-left="0.101cm" fo:margin-right="0cm" fo:margin-top="0cm" fo:margin-bottom="0cm" style:contextual-spacing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Heading_20_6">
      <style:paragraph-properties fo:margin-left="0.101cm" fo:margin-right="0cm" fo:margin-top="0cm" fo:margin-bottom="0cm" style:contextual-spacing="false" fo:line-height="100%" fo:text-indent="0cm" style:auto-text-indent="false" style:shadow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style:font-name-asian="SimSun" style:font-size-asian="24pt" style:font-name-complex="Tahoma" style:font-size-complex="24pt"/>
    </style:style>
    <style:style style:name="P19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officeooo:paragraph-rsid="001d2a27" style:font-name-asian="SimSun" style:font-size-asian="24pt" style:font-name-complex="Tahoma" style:font-size-complex="24pt"/>
    </style:style>
    <style:style style:name="P20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0pt"/>
    </style:style>
    <style:style style:name="T4" style:family="text">
      <style:text-properties style:text-position="-33% 80%"/>
    </style:style>
    <style:style style:name="T5" style:family="text">
      <style:text-properties style:text-position="-33% 80%" style:text-underline-style="solid" style:text-underline-width="auto" style:text-underline-color="font-color"/>
    </style:style>
    <style:style style:name="T6" style:family="text">
      <style:text-properties style:text-position="-33% 80%" fo:background-color="#ffff00" loext:char-shading-value="0"/>
    </style:style>
    <style:style style:name="T7" style:family="text">
      <style:text-properties style:text-position="-33% 80%" fo:background-color="#ffffff" loext:char-shading-value="0"/>
    </style:style>
    <style:style style:name="T8" style:family="text">
      <style:text-properties style:text-position="-33% 80%" fo:font-style="italic" fo:background-color="#ffffff" loext:char-shading-value="0" style:font-style-asian="italic" style:font-style-complex="italic"/>
    </style:style>
    <style:style style:name="T9" style:family="text">
      <style:text-properties style:text-position="-33% 80%" fo:font-style="italic" fo:background-color="#ffffff" loext:char-shading-value="0" style:font-style-asian="normal" style:font-style-complex="normal"/>
    </style:style>
    <style:style style:name="T10" style:family="text">
      <style:text-properties style:text-position="-33% 80%" fo:font-style="normal" fo:background-color="#ffffff" loext:char-shading-value="0" style:font-style-asian="normal" style:font-style-complex="normal"/>
    </style:style>
    <style:style style:name="T11" style:family="text">
      <style:text-properties style:text-position="-33% 80%" style:font-name="Arial" fo:font-size="11pt" fo:font-style="normal" fo:font-weight="normal" fo:background-color="#ffffff" loext:char-shading-value="0" style:font-size-asian="11pt" style:font-style-asian="normal" style:font-size-complex="11pt" style:font-style-complex="normal"/>
    </style:style>
    <style:style style:name="T12" style:family="text">
      <style:text-properties style:text-position="-33% 80%" style:font-name="Arial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13" style:family="text">
      <style:text-properties style:text-position="-33% 80%" style:font-name="Arial" fo:font-size="13pt" style:font-size-asian="13pt" style:font-size-complex="13pt"/>
    </style:style>
    <style:style style:name="T14" style:family="text">
      <style:text-properties style:text-position="-33% 80%" style:font-name="Arial" fo:font-size="13pt" style:text-underline-style="none" style:font-size-asian="13pt" style:font-size-complex="13pt"/>
    </style:style>
    <style:style style:name="T15" style:family="text">
      <style:text-properties style:text-position="-33% 80%" style:font-name="Arial" fo:font-size="13pt" fo:background-color="#ffffff" loext:char-shading-value="0" style:font-size-asian="13pt" style:font-size-complex="13pt"/>
    </style:style>
    <style:style style:name="T16" style:family="text">
      <style:text-properties style:text-position="-33% 80%" style:font-name="Arial" fo:font-size="13pt" fo:font-style="normal" fo:background-color="#ffffff" loext:char-shading-value="0" style:font-size-asian="13pt" style:font-style-asian="normal" style:font-size-complex="13pt" style:font-style-complex="normal"/>
    </style:style>
    <style:style style:name="T17" style:family="text">
      <style:text-properties style:text-position="-33% 80%" style:font-name="Arial" fo:font-size="13pt" fo:font-style="normal" officeooo:rsid="001d2a27" fo:background-color="#ffffff" loext:char-shading-value="0" style:font-size-asian="13pt" style:font-style-asian="normal" style:font-size-complex="13pt" style:font-style-complex="normal"/>
    </style:style>
    <style:style style:name="T18" style:family="text">
      <style:text-properties style:text-position="-33% 80%" style:font-name="Arial" fo:font-size="13pt" fo:font-style="normal" fo:background-color="#ffffff" loext:char-shading-value="0" style:font-name-asian="SimSun" style:font-size-asian="13pt" style:font-style-asian="normal" style:font-name-complex="Tahoma" style:font-size-complex="13pt" style:font-style-complex="normal"/>
    </style:style>
    <style:style style:name="T19" style:family="text">
      <style:text-properties style:text-position="-33% 80%" style:font-name="Arial" fo:font-size="14pt" fo:font-style="normal" fo:background-color="#ffffff" loext:char-shading-value="0" style:font-size-asian="14pt" style:font-style-asian="normal" style:font-size-complex="14pt" style:font-style-complex="normal"/>
    </style:style>
    <style:style style:name="T20" style:family="text">
      <style:text-properties style:text-position="-33% 80%" style:font-name="Arial2" fo:font-size="13pt" fo:font-style="normal" officeooo:rsid="001d2a27" fo:background-color="#ffffff" loext:char-shading-value="0" style:font-name-asian="Arial2" style:font-size-asian="13pt" style:font-style-asian="normal" style:font-name-complex="Arial2" style:font-size-complex="13pt" style:font-style-complex="normal"/>
    </style:style>
    <style:style style:name="T21" style:family="text">
      <style:text-properties style:text-position="33% 80%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4pt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26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LETÍN 9</text:p>
      <text:p text:style-name="P4">1- Crear una página HTML5 que muestre el siguiente texto formateado como se muestra en la página siguiente:</text:p>
      <text:p text:style-name="P3"/>
      <table:table table:name="Tabla2" table:style-name="Tabla2">
        <table:table-column table:style-name="Tabla2.A"/>
        <table:table-row table:style-name="TableLine2954600842880">
          <table:table-cell table:style-name="Tabla2.A1" office:value-type="string">
            <text:h text:style-name="P11" text:outline-level="1">Texto de tamaño h1</text:h>
            <text:h text:style-name="P11" text:outline-level="1">Texto de tamaño h2</text:h>
            <text:h text:style-name="P12" text:outline-level="3">Texto de tamaño h3</text:h>
            <text:h text:style-name="P13" text:outline-level="4">Título de tamaño h4</text:h>
            <text:h text:style-name="P14" text:outline-level="5">Texto de tamaño h5</text:h>
            <text:h text:style-name="P15" text:outline-level="6">Texto de tamaño h6</text:h>
            <text:p text:style-name="P7">Las líneas horizontales son muy útiles para separar distintas secciones.</text:p>
            <text:p text:style-name="P2">Sección 1 </text:p>
            <text:p text:style-name="P2">Sección 2 </text:p>
            <text:p text:style-name="P7">Sección 3 </text:p>
            <text:p text:style-name="P7">Texto normal - <text:span text:style-name="T26">Texto en negrita </text:span></text:p>
            <text:p text:style-name="P8"><text:span text:style-name="T24">Texto normal - </text:span><text:span text:style-name="Emphasis"><text:span text:style-name="T25">Texto enfatizado</text:span></text:span><text:span text:style-name="T25"> </text:span></text:p>
            <text:p text:style-name="P7">Texto normal - <text:span text:style-name="T22">Texto en itálica </text:span></text:p>
            <text:p text:style-name="P7">Texto normal - Texto pequeño </text:p>
            <text:p text:style-name="P7">Texto normal -Texto Superíndice</text:p>
            <text:p text:style-name="P10">Texto normal-Texto Subíndice</text:p>
            <text:p text:style-name="P8"><text:span text:style-name="T13">Texto normal - </text:span><text:span text:style-name="INS"><text:span text:style-name="T14">Texto subrayado</text:span></text:span><text:span text:style-name="T14"> </text:span></text:p>
            <text:p text:style-name="P8"><draw:line text:anchor-type="paragraph" draw:z-index="3" draw:name="Forma1" draw:style-name="gr1" draw:text-style-name="P20" svg:x1="3.776cm" svg:y1="0.194cm" svg:x2="3.75cm" svg:y2="0.379cm"><text:p/></draw:line><text:span text:style-name="T13">Texto normal – </text:span><text:span text:style-name="DEL"><text:span text:style-name="T13">Texto tachado</text:span></text:span></text:p>
            <text:p text:style-name="P8"><text:span text:style-name="DEL"><text:span text:style-name="T13">Texto normal </text:span></text:span><text:span text:style-name="DEL"><text:span text:style-name="T15">texto con mark </text:span></text:span></text:p>
            <text:p text:style-name="P8"><text:span text:style-name="DEL"><text:span text:style-name="T15">Texto normal-</text:span></text:span><text:span text:style-name="Definition"><text:span text:style-name="T16">Texto tipo definición</text:span></text:span></text:p>
            <text:p text:style-name="P8"><text:span text:style-name="DEL"><text:span text:style-name="T16">Texto normal- “Texto entrecomillado”</text:span></text:span></text:p>
            <text:p text:style-name="P8"><text:span text:style-name="DEL"><text:span text:style-name="T16">Contenedor de texto eliminado</text:span></text:span></text:p>
            <text:p text:style-name="P19"><text:span text:style-name="DEL"><text:span text:style-name="T18"><text:s text:c="13"/>Sangría- bloque de texto </text:span></text:span></text:p>
            <text:p text:style-name="P9"><text:span text:style-name="DEL"><text:span text:style-name="T17">Mostrar el avance de una tarea (60%)</text:span></text:span></text:p>
            <text:p text:style-name="P9"><text:span text:style-name="DEL"><text:span text:style-name="T17">Haz clic para ver las tareas (tarea1,tarea2)</text:span></text:span></text:p>
            <text:p text:style-name="P18"><text:span text:style-name="DEL"><text:span text:style-name="T16"><text:s text:c="14"/></text:span></text:span></text:p>
            <text:p text:style-name="P18"><text:span text:style-name="DEL"><text:span text:style-name="T16"/></text:span></text:p>
          </table:table-cell>
        </table:table-row>
      </table:table>
      <text:h text:style-name="Heading_20_1" text:outline-level="1"><text:span text:style-name="DEL"><text:span text:style-name="T12"/></text:span></text:h>
      <text:p text:style-name="P3"><text:span text:style-name="DEL"><text:span text:style-name="T12"/></text:span></text:p>
      <text:h text:style-name="Heading_20_1" text:outline-level="1"><text:soft-page-break/>Texto de tamaño h1</text:h>
      <text:h text:style-name="Heading_20_2" text:outline-level="2">Texto de tamaño h2</text:h>
      <text:h text:style-name="Heading_20_3" text:outline-level="3">Texto de tamaño h3</text:h>
      <text:h text:style-name="Heading_20_4" text:outline-level="4">Título de tamaño h4</text:h>
      <text:h text:style-name="Heading_20_5" text:outline-level="5">Texto de tamaño h5</text:h>
      <text:h text:style-name="Heading_20_6" text:outline-level="6">Texto de tamaño h6</text:h>
      <text:p text:style-name="Text_20_body"/>
      <text:p text:style-name="Text_20_body">Las líneas horizontales son muy útiles para separar distintas secciones.</text:p>
      <text:p text:style-name="P1">Sección 1 </text:p>
      <text:p text:style-name="Horizontal_20_Line"/>
      <text:p text:style-name="P1">Sección 2 </text:p>
      <text:p text:style-name="Horizontal_20_Line"/>
      <text:p text:style-name="Text_20_body">Sección 3 </text:p>
      <text:p text:style-name="Text_20_body">Texto normal - <text:span text:style-name="T1">Texto en negrita</text:span> </text:p>
      <text:p text:style-name="Text_20_body">Texto normal - <text:span text:style-name="Emphasis">Texto enfatizado</text:span> </text:p>
      <text:p text:style-name="Text_20_body">Texto normal - <text:span text:style-name="T2">Texto en itálica</text:span> </text:p>
      <text:p text:style-name="Text_20_body">Texto normal - <text:span text:style-name="T3">Texto pequeño</text:span> </text:p>
      <text:p text:style-name="Text_20_body">Texto normal - <text:span text:style-name="T4">Texto Subíndice</text:span></text:p>
      <text:p text:style-name="Text_20_body"><text:span text:style-name="T4">Texto normal - </text:span><text:span text:style-name="T21">Texto superíndice</text:span><text:span text:style-name="T4"> </text:span></text:p>
      <text:p text:style-name="Text_20_body"><text:span text:style-name="T4">Texto normal - </text:span><text:span text:style-name="INS"><text:span text:style-name="T5">Texto subrayado</text:span></text:span><text:span text:style-name="T4"> </text:span></text:p>
      <text:p text:style-name="Text_20_body"><draw:line text:anchor-type="paragraph" draw:z-index="0" draw:name="Forma2" draw:style-name="gr1" draw:text-style-name="P20" svg:x1="2.136cm" svg:y1="0.406cm" svg:x2="3.962cm" svg:y2="0.406cm"><text:p/></draw:line><draw:line text:anchor-type="paragraph" draw:z-index="1" draw:name="Forma3" draw:style-name="gr1" draw:text-style-name="P20" svg:x1="3.776cm" svg:y1="0.194cm" svg:x2="3.75cm" svg:y2="0.379cm"><text:p/></draw:line><text:span text:style-name="T4">Texto normal - </text:span><text:span text:style-name="DEL"><text:span text:style-name="T4">Texto tachado</text:span></text:span></text:p>
      <text:p text:style-name="Text_20_body"><text:span text:style-name="DEL"><text:span text:style-name="T4">Texto normal </text:span></text:span><text:span text:style-name="DEL"><text:span text:style-name="T6">texto con mark </text:span></text:span></text:p>
      <text:p text:style-name="Text_20_body"><text:span text:style-name="DEL"><text:span text:style-name="T7">Texto normal-</text:span></text:span><text:span text:style-name="Definition"><text:span text:style-name="T8">Texto tipo definición</text:span></text:span></text:p>
      <text:p text:style-name="Text_20_body"><text:span text:style-name="DEL"><text:span text:style-name="T10">Texto normal- “Texto entrecomillado”</text:span></text:span></text:p>
      <text:p text:style-name="Text_20_body"><draw:line text:anchor-type="paragraph" draw:z-index="2" draw:name="Forma4" draw:style-name="gr1" draw:text-style-name="P20" svg:x1="0.019cm" svg:y1="0.381cm" svg:x2="4.147cm" svg:y2="0.381cm"><text:p/></draw:line><text:span text:style-name="DEL"><text:span text:style-name="T10">Contenedor de texto eliminado </text:span></text:span></text:p>
      <text:p text:style-name="Quotations"><text:span text:style-name="DEL"><text:span text:style-name="T10">Sangría- bloque de texto </text:span></text:span></text:p>
      <text:p text:style-name="P9"><text:span text:style-name="DEL"><text:span text:style-name="T17">El avance de la tarea <text:s/>es : mostrar barra</text:span></text:span></text:p>
      <text:p text:style-name="P9"><text:span text:style-name="DEL"><text:span text:style-name="T20">▼</text:span></text:span><text:span text:style-name="DEL"><text:span text:style-name="T17">Haz clic para ver las tareas</text:span></text:span></text:p>
      <text:p text:style-name="Text_20_body"><text:span text:style-name="DEL"><text:span text:style-name="T12"/></text:span></text:p>
      <text:p text:style-name="Text_20_body"><text:span text:style-name="DEL"><text:span text:style-name="T12"/></text:span></text:p>
      <text:p text:style-name="Text_20_body"><text:soft-page-break/><text:span text:style-name="DEL"><text:span text:style-name="T19">2- Dado el siguiente texto:</text:span></text:span></text:p>
      <text:p text:style-name="Text_20_body"><text:span text:style-name="DEL"><text:span text:style-name="T11"/></text:span></text:p>
      <table:table table:name="Tabla1" table:style-name="Tabla1">
        <table:table-column table:style-name="Tabla1.A"/>
        <table:table-row table:style-name="TableLine2954600845056">
          <table:table-cell table:style-name="Tabla1.A1" office:value-type="string">
            <text:p text:style-name="Table_20_Contents">MainLine Movies &amp; Memorabilia S.A.<text:line-break/>El Paraíso de los Amantes de las Películas<text:line-break/>¿Quiénes somos?<text:line-break/>MainLine Movies &amp; Memorabilia es una empresa de pedidos por correo de vídeos y posters especializada en vídeos, posters de películas e imágenes realizadas entre 1930 y 1970. También vendemos antiguos programas radiofónicos, scripts, calendarios,objetos, libros de películas y autógrafos relacionados con la misma época (1930 a 1970).<text:line-break/>Disponemos de más de 40,000 títulos en nuestra base de datos. Sisu película no se encuentra en almacén, se la podemos pedir especialmente para usted. <text:line-break/>Principio 1<text:line-break/>Hacemos lo que creemos que es correcto para cada uno de nuestros clientes<text:line-break/><text:line-break/></text:p>
          </table:table-cell>
        </table:table-row>
      </table:table>
      <text:p text:style-name="Text_20_body"><text:span text:style-name="DEL"><text:span text:style-name="T11"/></text:span></text:p>
      <text:p text:style-name="Text_20_body"><text:span text:style-name="DEL"><text:span text:style-name="T11"><text:s/>Crear una página HTML5 <text:s/>para que se muestre en el navegador del siguiente modo:</text:span></text:span></text:p>
      <text:p text:style-name="Text_20_body"><text:span text:style-name="DEL"><text:span text:style-name="T11"/></text:span></text:p>
      <text:p text:style-name="P6">MainLine Movies &amp; Memorabilia S.A.</text:p>
      <text:h text:style-name="P17" text:outline-level="3">El Paraíso de los Amantes de las Películas</text:h>
      <text:p text:style-name="Horizontal_20_Line"/>
      <text:h text:style-name="P16" text:outline-level="2">¿Quiénes somos?</text:h>
      <text:p text:style-name="Text_20_body"><text:span text:style-name="T23">M</text:span>ainLine Movies &amp; Memorabilia es una empresa de pedidos por correo de vídeos y posters especializada en vídeos, posters de películas e imágenes realizadas entre 1930 y 1970. También vendemos antiguos programas radiofónicos, scripts, calendarios, objetos, libros de películas y autógrafos relacionados con la misma época (1930 a 1970).</text:p>
      <text:p text:style-name="Text_20_body"><text:span text:style-name="Emphasis">Disponemos de más de 40,000 títulos en nuestra base de datos. Si su película no se encuentra en almacén, se la podemos pedir especialmente para usted. </text:span></text:p>
      <text:h text:style-name="P16" text:outline-level="2">Principio 1</text:h>
      <text:p text:style-name="Text_20_body"><text:span text:style-name="DEL"><text:span text:style-name="T9"><text:s text:c="36"/>"Hacemos lo que creemos que es correcto para cada uno de nuestros clientes"</text:span></text:span><text:span text:style-name="DEL"><text:span text:style-name="T10"> </text:span></text:span></text:p>
      <text:p text:style-name="Text_20_body"><text:span text:style-name="Definition"><text:span text:style-name="T8"/></text:span></text:p>
      <text:p text:style-name="Text_20_body"><text:span text:style-name="DEL"><text:span text:style-name="T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DEL" style:family="text"/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4-11-04T16:53:31.64</meta:creation-date>
    <dc:date>2017-11-10T10:44:51.302000000</dc:date>
    <meta:editing-duration>PT2H17M23S</meta:editing-duration>
    <meta:editing-cycles>12</meta:editing-cycles>
    <meta:generator>LibreOffice/7.1.4.2$Windows_X86_64 LibreOffice_project/a529a4fab45b75fefc5b6226684193eb000654f6</meta:generator>
    <meta:document-statistic meta:table-count="2" meta:image-count="0" meta:object-count="0" meta:page-count="3" meta:paragraph-count="63" meta:word-count="478" meta:character-count="2982" meta:non-whitespace-character-count="2472"/>
  </office:meta>
</office:document-meta>
</file>